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ranslations">
        <table:table-row>
          <table:table-cell office:value-type="float" office:value="937">
            <text:p>937</text:p>
          </table:table-cell>
          <table:table-cell office:value-type="string">
            <text:p>student_affair_repor5</text:p>
          </table:table-cell>
          <table:table-cell office:value-type="string">
            <text:p>سجل التجنيد </text:p>
          </table:table-cell>
          <table:table-cell office:value-type="string">
            <text:p>student_affair_repor5 </text:p>
          </table:table-cell>
          <table:table-cell office:value-type="string">
            <text:p>2021-09-27 23:27:35</text:p>
          </table:table-cell>
          <table:table-cell office:value-type="string">
            <text:p>2021-09-27 23:28:01</text:p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>student_affair_repor4</text:p>
          </table:table-cell>
          <table:table-cell office:value-type="string">
            <text:p>حافظة تجنيد </text:p>
          </table:table-cell>
          <table:table-cell office:value-type="string">
            <text:p>student_affair_repor4 </text:p>
          </table:table-cell>
          <table:table-cell office:value-type="string">
            <text:p>2021-09-27 23:09:21</text:p>
          </table:table-cell>
          <table:table-cell office:value-type="string">
            <text:p>2021-09-27 23:11:45</text:p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>student_affair_repor3</text:p>
          </table:table-cell>
          <table:table-cell office:value-type="string">
            <text:p>تقرير الطلاب المتقدمين </text:p>
          </table:table-cell>
          <table:table-cell office:value-type="string">
            <text:p>student_affair_repor3 </text:p>
          </table:table-cell>
          <table:table-cell office:value-type="string">
            <text:p>2021-09-27 23:09:21</text:p>
          </table:table-cell>
          <table:table-cell office:value-type="string">
            <text:p>2021-09-27 23:11:45</text:p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>please_choose_all_filters</text:p>
          </table:table-cell>
          <table:table-cell office:value-type="string">
            <text:p>من فضلك قم بختيار جميع الفلاتر </text:p>
          </table:table-cell>
          <table:table-cell office:value-type="string">
            <text:p>please_choose_all_filters </text:p>
          </table:table-cell>
          <table:table-cell office:value-type="string">
            <text:p>2021-09-27 23:09:21</text:p>
          </table:table-cell>
          <table:table-cell office:value-type="string">
            <text:p>2021-09-27 23:11:45</text:p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>student_affair_repor2</text:p>
          </table:table-cell>
          <table:table-cell office:value-type="string">
            <text:p>تقرير عناوين وتليفونات الطلاب </text:p>
          </table:table-cell>
          <table:table-cell office:value-type="string">
            <text:p>student_affair_repor2 </text:p>
          </table:table-cell>
          <table:table-cell office:value-type="string">
            <text:p>2021-09-27 23:09:21</text:p>
          </table:table-cell>
          <table:table-cell office:value-type="string">
            <text:p>2021-09-27 23:11:45</text:p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>student_affair_repor1</text:p>
          </table:table-cell>
          <table:table-cell office:value-type="string">
            <text:p>تقرير توزيع الطلاب المقبولين </text:p>
          </table:table-cell>
          <table:table-cell office:value-type="string">
            <text:p>student_affair_repor1 </text:p>
          </table:table-cell>
          <table:table-cell office:value-type="string">
            <text:p>2021-09-27 23:09:21</text:p>
          </table:table-cell>
          <table:table-cell office:value-type="string">
            <text:p>2021-09-27 23:12:38</text:p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>is_printed</text:p>
          </table:table-cell>
          <table:table-cell office:value-type="string">
            <text:p>هل تم طباعتها </text:p>
          </table:table-cell>
          <table:table-cell office:value-type="string">
            <text:p>is_printed </text:p>
          </table:table-cell>
          <table:table-cell office:value-type="string">
            <text:p>2021-09-26 14:22:33</text:p>
          </table:table-cell>
          <table:table-cell office:value-type="string">
            <text:p>2021-09-26 14:23:40</text:p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>template</text:p>
          </table:table-cell>
          <table:table-cell office:value-type="string">
            <text:p>القالب </text:p>
          </table:table-cell>
          <table:table-cell office:value-type="string">
            <text:p>template </text:p>
          </table:table-cell>
          <table:table-cell office:value-type="string">
            <text:p>2021-09-26 14:22:33</text:p>
          </table:table-cell>
          <table:table-cell office:value-type="string">
            <text:p>2021-09-26 14:23:40</text:p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>is_collected</text:p>
          </table:table-cell>
          <table:table-cell office:value-type="string">
            <text:p>هل تم تحصيلها </text:p>
          </table:table-cell>
          <table:table-cell office:value-type="string">
            <text:p>is_collected </text:p>
          </table:table-cell>
          <table:table-cell office:value-type="string">
            <text:p>2021-09-26 14:22:33</text:p>
          </table:table-cell>
          <table:table-cell office:value-type="string">
            <text:p>2021-09-26 14:23:40</text:p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>national_id_is_not_valid</text:p>
          </table:table-cell>
          <table:table-cell office:value-type="string">
            <text:p>الرقم القومى غير صالح </text:p>
          </table:table-cell>
          <table:table-cell office:value-type="string">
            <text:p>national_id_is_not_valid </text:p>
          </table:table-cell>
          <table:table-cell office:value-type="string">
            <text:p>2021-09-26 14:22:33</text:p>
          </table:table-cell>
          <table:table-cell office:value-type="string">
            <text:p>2021-09-26 14:23:4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0</meta:generator>
    <meta:initial-creator>phpMyAdmin 5.1.0</meta:initial-creator>
    <meta:creation-date>2021-09-28T03:15:25</meta:creation-date>
  </office:meta>
</office:document-meta>
</file>